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035cm" fo:min-width="5.8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cm" fo:min-width="2.26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9cm" fo:min-width="2.26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draw:stroke="none" svg:stroke-color="#000000" draw:fill="none" draw:fill-color="#ffffff" fo:min-height="1.30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06cm" fo:min-width="8.848cm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432cm" svg:height="10.337cm" svg:x="2.006cm" svg:y="3.4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5.021cm" svg:y="4.6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4cm" svg:height="0.962cm" svg:x="5.021cm" svg:y="7.0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14cm" svg:height="0.961cm" svg:x="5.021cm" svg:y="11.87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02cm" svg:height="1.55cm" svg:x="2.004cm" svg:y="4.717cm">
          <draw:text-box>
            <text:p><text:span text:style-name="T1">free list 0</text:span></text:p>
          </draw:text-box>
        </draw:frame>
        <draw:frame draw:style-name="gr5" draw:text-style-name="P2" draw:layer="layout" svg:width="4.02cm" svg:height="1.551cm" svg:x="2.004cm" svg:y="7.123cm">
          <draw:text-box>
            <text:p><text:span text:style-name="T1">free list 1</text:span></text:p>
          </draw:text-box>
        </draw:frame>
        <draw:custom-shape draw:style-name="gr2" draw:text-style-name="P1" draw:layer="layout" svg:width="2.814cm" svg:height="0.962cm" svg:x="5.013cm" svg:y="9.4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02cm" svg:height="1.551cm" svg:x="1.996cm" svg:y="9.529cm">
          <draw:text-box>
            <text:p><text:span text:style-name="T1">free list 2</text:span></text:p>
          </draw:text-box>
        </draw:frame>
        <draw:frame draw:style-name="gr4" draw:text-style-name="P2" draw:layer="layout" svg:width="4.02cm" svg:height="1.55cm" svg:x="1.996cm" svg:y="11.936cm">
          <draw:text-box>
            <text:p><text:span text:style-name="T1">free list 3</text:span></text:p>
          </draw:text-box>
        </draw:frame>
        <draw:g>
          <draw:line draw:style-name="gr6" draw:text-style-name="P3" draw:layer="layout" svg:x1="14.266cm" svg:y1="8.031cm" svg:x2="14.266cm" svg:y2="11.396cm">
            <text:p/>
          </draw:line>
          <draw:line draw:style-name="gr6" draw:text-style-name="P3" draw:layer="layout" svg:x1="15.472cm" svg:y1="8.992cm" svg:x2="15.472cm" svg:y2="10.28cm">
            <text:p/>
          </draw:line>
          <draw:line draw:style-name="gr6" draw:text-style-name="P3" draw:layer="layout" svg:x1="15.472cm" svg:y1="10.194cm" svg:x2="14.286cm" svg:y2="11.374cm">
            <text:p/>
          </draw:line>
          <draw:line draw:style-name="gr6" draw:text-style-name="P3" draw:layer="layout" svg:x1="15.472cm" svg:y1="8.993cm" svg:x2="14.266cm" svg:y2="8.031cm">
            <text:p/>
          </draw:line>
        </draw:g>
        <draw:line draw:style-name="gr6" draw:text-style-name="P3" draw:layer="layout" svg:x1="7.835cm" svg:y1="5.146cm" svg:x2="10.126cm" svg:y2="5.146cm">
          <text:p/>
        </draw:line>
        <draw:line draw:style-name="gr6" draw:text-style-name="P3" draw:layer="layout" svg:x1="10.072cm" svg:y1="8.545cm" svg:x2="10.072cm" svg:y2="5.18cm">
          <text:p/>
        </draw:line>
        <draw:line draw:style-name="gr6" draw:text-style-name="P3" draw:layer="layout" svg:x1="7.835cm" svg:y1="7.55cm" svg:x2="9.443cm" svg:y2="7.55cm">
          <text:p/>
        </draw:line>
        <draw:line draw:style-name="gr6" draw:text-style-name="P3" draw:layer="layout" svg:x1="9.443cm" svg:y1="9.233cm" svg:x2="9.443cm" svg:y2="7.55cm">
          <text:p/>
        </draw:line>
        <draw:line draw:style-name="gr6" draw:text-style-name="P3" draw:layer="layout" svg:x1="9.443cm" svg:y1="12.358cm" svg:x2="9.443cm" svg:y2="10.675cm">
          <text:p/>
        </draw:line>
        <draw:line draw:style-name="gr6" draw:text-style-name="P3" draw:layer="layout" svg:x1="7.835cm" svg:y1="12.358cm" svg:x2="9.443cm" svg:y2="12.358cm">
          <text:p/>
        </draw:line>
        <draw:frame draw:style-name="gr5" draw:text-style-name="P2" draw:layer="layout" svg:width="7.437cm" svg:height="1.551cm" svg:x="2.004cm" svg:y="2.453cm">
          <draw:text-box>
            <text:p><text:span text:style-name="T1">segmented free lists</text:span></text:p>
          </draw:text-box>
        </draw:frame>
        <draw:custom-shape draw:style-name="gr7" draw:text-style-name="P1" draw:layer="layout" svg:width="9.4cm" svg:height="2.008cm" svg:x="10.5cm" svg:y="4.1cm">
          <text:p text:style-name="P4"><text:span text:style-name="T1">segment select</text:span></text:p>
          <text:p text:style-name="P4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28cm" svg:y1="4.665cm" svg:x2="6.428cm" svg:y2="5.627cm">
          <text:p/>
        </draw:line>
        <draw:line draw:style-name="gr6" draw:text-style-name="P3" draw:layer="layout" svg:x1="5.752cm" svg:y1="4.665cm" svg:x2="5.752cm" svg:y2="5.627cm">
          <text:p/>
        </draw:line>
        <draw:line draw:style-name="gr6" draw:text-style-name="P3" draw:layer="layout" svg:x1="7.141cm" svg:y1="4.665cm" svg:x2="7.141cm" svg:y2="5.627cm">
          <text:p/>
        </draw:line>
        <draw:line draw:style-name="gr6" draw:text-style-name="P3" draw:layer="layout" svg:x1="6.43cm" svg:y1="7.069cm" svg:x2="6.43cm" svg:y2="8.031cm">
          <text:p/>
        </draw:line>
        <draw:line draw:style-name="gr6" draw:text-style-name="P3" draw:layer="layout" svg:x1="5.754cm" svg:y1="7.069cm" svg:x2="5.754cm" svg:y2="8.031cm">
          <text:p/>
        </draw:line>
        <draw:line draw:style-name="gr6" draw:text-style-name="P3" draw:layer="layout" svg:x1="7.143cm" svg:y1="7.069cm" svg:x2="7.143cm" svg:y2="8.031cm">
          <text:p/>
        </draw:line>
        <draw:line draw:style-name="gr6" draw:text-style-name="P3" draw:layer="layout" svg:x1="6.43cm" svg:y1="9.473cm" svg:x2="6.43cm" svg:y2="10.435cm">
          <text:p/>
        </draw:line>
        <draw:line draw:style-name="gr6" draw:text-style-name="P3" draw:layer="layout" svg:x1="5.754cm" svg:y1="9.473cm" svg:x2="5.754cm" svg:y2="10.435cm">
          <text:p/>
        </draw:line>
        <draw:line draw:style-name="gr6" draw:text-style-name="P3" draw:layer="layout" svg:x1="7.143cm" svg:y1="9.473cm" svg:x2="7.143cm" svg:y2="10.435cm">
          <text:p/>
        </draw:line>
        <draw:line draw:style-name="gr6" draw:text-style-name="P3" draw:layer="layout" svg:x1="6.43cm" svg:y1="11.877cm" svg:x2="6.43cm" svg:y2="12.839cm">
          <text:p/>
        </draw:line>
        <draw:line draw:style-name="gr6" draw:text-style-name="P3" draw:layer="layout" svg:x1="5.754cm" svg:y1="11.877cm" svg:x2="5.754cm" svg:y2="12.839cm">
          <text:p/>
        </draw:line>
        <draw:line draw:style-name="gr6" draw:text-style-name="P3" draw:layer="layout" svg:x1="7.143cm" svg:y1="11.877cm" svg:x2="7.143cm" svg:y2="12.839cm">
          <text:p/>
        </draw:line>
        <draw:frame draw:style-name="gr4" draw:text-style-name="P2" draw:layer="layout" svg:width="3.618cm" svg:height="1.55cm" svg:x="17.582cm" svg:y="9.287cm">
          <draw:text-box>
            <text:p><text:span text:style-name="T1">IQ idx</text:span></text:p>
          </draw:text-box>
        </draw:frame>
        <draw:line draw:style-name="gr8" draw:text-style-name="P5" draw:layer="layout" svg:x1="15cm" svg:y1="6.1cm" svg:x2="15cm" svg:y2="8.6cm">
          <text:p/>
        </draw:line>
        <draw:line draw:style-name="gr9" draw:text-style-name="P5" draw:layer="layout" svg:x1="10.1cm" svg:y1="8.519cm" svg:x2="14.3cm" svg:y2="8.519cm">
          <text:p/>
        </draw:line>
        <draw:line draw:style-name="gr9" draw:text-style-name="P5" draw:layer="layout" svg:x1="9.4cm" svg:y1="9.209cm" svg:x2="14.287cm" svg:y2="9.209cm">
          <text:p/>
        </draw:line>
        <draw:line draw:style-name="gr9" draw:text-style-name="P5" draw:layer="layout" svg:x1="7.9cm" svg:y1="10.005cm" svg:x2="14.275cm" svg:y2="10.005cm">
          <text:p/>
        </draw:line>
        <draw:line draw:style-name="gr9" draw:text-style-name="P5" draw:layer="layout" svg:x1="9.388cm" svg:y1="10.71cm" svg:x2="14.275cm" svg:y2="10.71cm">
          <text:p/>
        </draw:line>
        <draw:line draw:style-name="gr9" draw:text-style-name="P5" draw:layer="layout" svg:x1="15.488cm" svg:y1="9.705cm" svg:x2="17.7cm" svg:y2="9.705cm">
          <text:p/>
        </draw:line>
        <draw:line draw:style-name="gr8" draw:text-style-name="P5" draw:layer="layout" svg:x1="11.2cm" svg:y1="3.019cm" svg:x2="11.2cm" svg:y2="4.106cm">
          <text:p/>
        </draw:line>
        <draw:frame draw:style-name="gr10" draw:text-style-name="P6" draw:layer="layout" svg:width="4.163cm" svg:height="1.25cm" svg:x="9.337cm" svg:y="1.95cm">
          <draw:text-box>
            <text:p><text:span text:style-name="T2">1st source operand</text:span></text:p>
            <text:p><text:span text:style-name="T2"><text:s text:c="5"/></text:span><text:span text:style-name="T2">(tag &amp; R bit)</text:span></text:p>
          </draw:text-box>
        </draw:frame>
        <draw:line draw:style-name="gr8" draw:text-style-name="P5" draw:layer="layout" svg:x1="14.963cm" svg:y1="3.082cm" svg:x2="14.963cm" svg:y2="4.169cm">
          <text:p/>
        </draw:line>
        <draw:frame draw:style-name="gr11" draw:text-style-name="P6" draw:layer="layout" svg:width="2.563cm" svg:height="1.199cm" svg:x="14cm" svg:y="1.9cm">
          <draw:text-box>
            <text:p><text:span text:style-name="T2">free entry </text:span></text:p>
            <text:p><text:span text:style-name="T2">number 0</text:span></text:p>
          </draw:text-box>
        </draw:frame>
        <draw:frame draw:style-name="gr12" draw:text-style-name="P2" draw:layer="layout" svg:width="1.996cm" svg:height="0.886cm" svg:x="16.304cm" svg:y="2.414cm">
          <draw:text-box>
            <text:p><text:span text:style-name="T1">・・・・</text:span></text:p>
          </draw:text-box>
        </draw:frame>
        <draw:line draw:style-name="gr8" draw:text-style-name="P5" draw:layer="layout" svg:x1="18.864cm" svg:y1="3.083cm" svg:x2="18.864cm" svg:y2="4.17cm">
          <text:p/>
        </draw:line>
        <draw:frame draw:style-name="gr11" draw:text-style-name="P6" draw:layer="layout" svg:width="2.563cm" svg:height="1.199cm" svg:x="17.901cm" svg:y="1.901cm">
          <draw:text-box>
            <text:p><text:span text:style-name="T2">free entry </text:span></text:p>
            <text:p><text:span text:style-name="T2">number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1T17:00:48.767126189</dc:date>
    <meta:editing-duration>P1DT7H12M32S</meta:editing-duration>
    <meta:editing-cycles>33</meta:editing-cycles>
    <meta:generator>LibreOffice/6.0.7.3$Linux_X86_64 LibreOffice_project/00m0$Build-3</meta:generator>
    <meta:document-statistic meta:object-count="48"/>
  </office:meta>
</office:document-meta>
</file>